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<text:tab/></text:span><text:span text:style-name="T2">ICT-OSSAAJA TYÖSSÄOPPIMISJAKSO</text:span><text:span text:style-name="T3"/></text:p>
      <text:p text:style-name="P1"><text:span text:style-name="T3"/></text:p>
      <text:p text:style-name="P1"><text:span text:style-name="T4">Vesa Haukkasalo<text:tab/><text:tab/><text:tab/></text:span></text:p>
      <text:p text:style-name="P1"><text:span text:style-name="T4">Heikki Ojal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Janne Kemppi</text:span></text:p>
      <text:p text:style-name="P1"><text:span text:style-name="T4"><text:tab/><text:tab/>Tällä viikolla aloitamme oppimateriaalin tekemisen <text:tab/><text:tab/><text:tab/><text:tab/>seuraavaan ICT-Ossaaja koululukseen.</text:span></text:p>
      <text:p text:style-name="P1"><text:span text:style-name="T4"><text:tab/><text:tab/>Ensimmäisen viikon aikana tullaan suunnittelemaan <text:tab/><text:tab/><text:tab/><text:tab/>kotisivu. Kotisivu tulee olemaan pohjana muilla <text:tab/><text:tab/><text:tab/><text:tab/><text:tab/>ohjelmointikielillä ( JS, React,CSS ja PHP ) tehdyille <text:tab/><text:tab/><text:tab/><text:tab/>soveluksille.</text:span></text:p>
      <text:p text:style-name="P1"><text:span text:style-name="T4"><text:tab/><text:tab/>Mikäli aikatalu sallii, tullaan aloitusviikolla aloittamaan</text:span></text:p>
      <text:p text:style-name="P1"><text:span text:style-name="T4"><text:tab/><text:tab/>ohjelmointikielien esimerkkien ja mallivastausten suunnittelu.</text:span></text:p>
      <text:p text:style-name="P1"><text:span text:style-name="T4"><text:tab/><text:tab/>Kahden henkilön työryhmässä tullaan ohjelmointikielien </text:span></text:p>
      <text:p text:style-name="P1"><text:span text:style-name="T4"><text:tab/><text:tab/>harjoitusten suunnittelu jakamaan tasan.</text:span></text:p>
      <text:p text:style-name="P1"><text:span text:style-name="T4"/></text:p>
      <text:p text:style-name="P1"><text:span text:style-name="T4"><text:tab/><text:tab/>Oulu 20.5.2019</text:span></text:p>
      <text:p text:style-name="P1"><text:span text:style-name="T4"/></text:p>
      <text:p text:style-name="P1"><text:span text:style-name="T4"><text:tab/><text:tab/>Vesa Haukkasalo<text:tab/><text:tab/>Heikki Ojal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